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563c1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563c1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left="-72.00pt" fo:text-indent="0.00pt" fo:margin-bottom="8.00pt"/>
    </style:style>
    <style:style style:name="P2" style:family="paragraph">
      <style:paragraph-properties fo:line-height="105.00%" fo:text-align="left" fo:margin-left="90.00pt" fo:text-indent="-90.00pt" fo:margin-right="-79.20pt" fo:margin-bottom="8.00pt">
        <style:tab-stops>
          <style:tab-stop style:position="414.10pt"/>
        </style:tab-stops>
      </style:paragraph-properties>
    </style:style>
    <style:style style:name="P3" style:family="paragraph">
      <style:paragraph-properties fo:line-height="105.00%" fo:text-align="left" fo:margin-left="-72.00pt" fo:text-indent="0.00pt" fo:margin-bottom="8.00pt"/>
    </style:style>
    <style:style style:name="P4" style:family="paragraph">
      <style:paragraph-properties fo:line-height="100.00%" fo:text-align="left" fo:margin-left="-66.60pt" fo:text-indent="-5.40pt">
        <style:tab-stops>
          <style:tab-stop style:position="100.35pt"/>
          <style:tab-stop style:position="32963.10pt"/>
          <style:tab-stop style:position="421188.25pt" style:type="right"/>
          <style:tab-stop style:position="1692.20pt"/>
          <style:tab-stop style:position="179.1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-66.60pt" fo:text-indent="-5.40pt">
        <style:tab-stops>
          <style:tab-stop style:position="100.35pt"/>
          <style:tab-stop style:position="32963.10pt"/>
          <style:tab-stop style:position="421188.25pt" style:type="right"/>
          <style:tab-stop style:position="1692.20pt"/>
          <style:tab-stop style:position="179.10pt"/>
        </style:tab-stops>
      </style:paragraph-properties>
    </style:style>
    <style:style style:name="P7" style:family="paragraph">
      <style:paragraph-properties fo:line-height="100.00%" fo:text-align="left" fo:margin-left="-66.60pt" fo:text-indent="-5.40pt">
        <style:tab-stops>
          <style:tab-stop style:position="100.35pt"/>
          <style:tab-stop style:position="32963.10pt"/>
          <style:tab-stop style:position="421188.25pt" style:type="right"/>
          <style:tab-stop style:position="1692.20pt"/>
          <style:tab-stop style:position="179.1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-66.60pt" fo:text-indent="-5.40pt">
        <style:tab-stops>
          <style:tab-stop style:position="100.35pt"/>
          <style:tab-stop style:position="32963.10pt"/>
          <style:tab-stop style:position="421188.25pt" style:type="right"/>
          <style:tab-stop style:position="1692.20pt"/>
          <style:tab-stop style:position="179.10pt"/>
        </style:tab-stops>
      </style:paragraph-properties>
    </style:style>
    <style:style style:name="P10" style:family="paragraph">
      <style:paragraph-properties fo:line-height="100.00%" fo:text-align="left" fo:margin-left="-66.60pt" fo:text-indent="-5.40pt">
        <style:tab-stops>
          <style:tab-stop style:position="100.35pt"/>
          <style:tab-stop style:position="32963.10pt"/>
          <style:tab-stop style:position="421188.25pt" style:type="right"/>
          <style:tab-stop style:position="1692.20pt"/>
          <style:tab-stop style:position="179.1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-66.60pt" fo:text-indent="-5.40pt">
        <style:tab-stops>
          <style:tab-stop style:position="100.35pt"/>
          <style:tab-stop style:position="32963.10pt"/>
          <style:tab-stop style:position="421188.25pt" style:type="right"/>
          <style:tab-stop style:position="1692.20pt"/>
          <style:tab-stop style:position="179.10pt"/>
        </style:tab-stops>
      </style:paragraph-properties>
    </style:style>
    <style:style style:name="P13" style:family="paragraph">
      <style:paragraph-properties fo:line-height="100.00%" fo:text-align="left" fo:margin-left="-66.60pt" fo:text-indent="-5.40pt">
        <style:tab-stops>
          <style:tab-stop style:position="100.35pt"/>
          <style:tab-stop style:position="32963.10pt"/>
          <style:tab-stop style:position="421188.25pt" style:type="right"/>
          <style:tab-stop style:position="1692.20pt"/>
          <style:tab-stop style:position="179.1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-66.60pt" fo:text-indent="-5.40pt">
        <style:tab-stops>
          <style:tab-stop style:position="100.35pt"/>
          <style:tab-stop style:position="32963.10pt"/>
          <style:tab-stop style:position="421188.25pt" style:type="right"/>
          <style:tab-stop style:position="1692.20pt"/>
          <style:tab-stop style:position="179.10pt"/>
        </style:tab-stops>
      </style:paragraph-properties>
    </style:style>
    <style:style style:name="P16" style:family="paragraph">
      <style:paragraph-properties fo:line-height="105.00%" fo:text-align="left" fo:margin-left="-72.00pt" fo:text-indent="0.00pt" fo:margin-bottom="8.00pt"/>
    </style:style>
    <text:list-style style:name="L17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17" style:family="paragraph">
      <style:paragraph-properties fo:line-height="105.00%" fo:text-align="left" fo:margin-left="13.50pt" fo:text-indent="-13.50pt" fo:margin-bottom="8.00pt"/>
    </style:style>
    <style:style style:name="P18" style:family="paragraph">
      <style:paragraph-properties fo:line-height="105.00%" fo:text-align="left" fo:margin-left="-72.00pt" fo:text-indent="0.00pt" fo:margin-bottom="8.00pt"/>
    </style:style>
    <text:list-style style:name="L19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19" style:family="paragraph">
      <style:paragraph-properties fo:line-height="105.00%" fo:text-align="left" fo:margin-left="13.50pt" fo:text-indent="-13.50pt" fo:margin-bottom="8.00pt"/>
    </style:style>
    <style:style style:name="P20" style:family="paragraph">
      <style:paragraph-properties fo:line-height="105.00%" fo:text-align="left" fo:margin-left="-72.00pt" fo:text-indent="0.00pt" fo:margin-bottom="8.00pt"/>
    </style:style>
    <text:list-style style:name="L21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21" style:family="paragraph">
      <style:paragraph-properties fo:line-height="105.00%" fo:text-align="left" fo:margin-left="13.50pt" fo:text-indent="-13.50pt" fo:margin-bottom="8.00pt"/>
    </style:style>
    <style:style style:name="P22" style:family="paragraph">
      <style:paragraph-properties fo:line-height="105.00%" fo:text-align="left" fo:margin-left="-72.00pt" fo:text-indent="0.00pt" fo:margin-bottom="8.00pt"/>
    </style:style>
    <text:list-style style:name="L23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23" style:family="paragraph">
      <style:paragraph-properties fo:line-height="105.00%" fo:text-align="left" fo:margin-left="9.00pt" fo:text-indent="-9.00pt" fo:margin-bottom="8.00pt"/>
    </style:style>
    <style:style style:name="P24" style:family="paragraph">
      <style:paragraph-properties fo:line-height="105.00%" fo:text-align="left" fo:margin-left="-72.00pt" fo:text-indent="0.00pt" fo:margin-bottom="8.00pt"/>
    </style:style>
    <text:list-style style:name="L25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25" style:family="paragraph">
      <style:paragraph-properties fo:line-height="105.00%" fo:text-align="left" fo:margin-left="13.50pt" fo:text-indent="-13.50pt" fo:margin-bottom="8.00pt"/>
    </style:style>
    <style:style style:name="P26" style:family="paragraph">
      <style:paragraph-properties fo:line-height="105.00%" fo:text-align="left" fo:margin-left="-72.00pt" fo:text-indent="0.00pt" fo:margin-bottom="8.00pt"/>
    </style:style>
    <text:list-style style:name="L27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27" style:family="paragraph">
      <style:paragraph-properties fo:line-height="105.00%" fo:text-align="left" fo:margin-left="13.50pt" fo:text-indent="-13.50pt" fo:margin-bottom="8.00pt"/>
    </style:style>
    <style:style style:name="P28" style:family="paragraph">
      <style:paragraph-properties fo:line-height="105.00%" fo:text-align="left" fo:margin-left="-72.00pt" fo:text-indent="0.00pt" fo:margin-bottom="8.00pt"/>
    </style:style>
    <text:list-style style:name="L29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29" style:family="paragraph">
      <style:paragraph-properties fo:line-height="105.00%" fo:text-align="left" fo:margin-left="13.50pt" fo:text-indent="-13.50pt" fo:margin-bottom="8.00pt"/>
    </style:style>
    <style:style style:name="P30" style:family="paragraph">
      <style:paragraph-properties fo:line-height="105.00%" fo:text-align="left" fo:margin-left="-72.00pt" fo:text-indent="0.00pt" fo:margin-bottom="8.00pt"/>
    </style:style>
    <text:list-style style:name="L31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31" style:family="paragraph">
      <style:paragraph-properties fo:line-height="105.00%" fo:text-align="left" fo:margin-left="13.50pt" fo:text-indent="-13.50pt" fo:margin-bottom="8.00pt"/>
    </style:style>
    <style:style style:name="P32" style:family="paragraph">
      <style:paragraph-properties fo:line-height="105.00%" fo:text-align="left" fo:margin-left="-72.00pt" fo:text-indent="0.00pt" fo:margin-bottom="8.00pt"/>
    </style:style>
    <text:list-style style:name="L33">
      <text:list-level-style-bullet text:level="1" text:bullet-char="•">
        <style:list-level-properties text:space-before="-54.00pt" text:min-label-width="18.00pt"/>
        <style:text-properties fo:font-family="Symbol"/>
      </text:list-level-style-bullet>
    </text:list-style>
    <style:style style:name="P33" style:family="paragraph">
      <style:paragraph-properties fo:line-height="105.00%" fo:text-align="left" fo:margin-left="13.50pt" fo:text-indent="-13.50pt" fo:margin-bottom="8.00pt"/>
    </style:style>
    <style:style style:name="P34" style:family="paragraph">
      <style:paragraph-properties fo:line-height="105.00%" fo:text-align="left" fo:margin-left="0.00pt" fo:text-indent="-72.00pt" fo:margin-bottom="8.00pt"/>
    </style:style>
    <style:style style:name="P35" style:family="paragraph">
      <style:paragraph-properties fo:line-height="105.00%" fo:text-align="left" fo:margin-bottom="8.00pt"/>
    </style:style>
    <style:style style:name="P36" style:family="paragraph">
      <style:paragraph-properties fo:line-height="105.00%" fo:text-align="left" fo:margin-left="-72.00pt" fo:text-indent="72.00pt" fo:margin-bottom="8.00pt"/>
    </style:style>
    <style:style style:name="P37" style:family="paragraph">
      <style:paragraph-properties fo:line-height="105.00%" fo:text-align="left" fo:margin-left="-72.00pt" fo:text-indent="0.00pt" fo:margin-bottom="8.00pt"/>
    </style:style>
    <style:style style:name="P38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0.468750in"/>
    </style:style>
    <style:style style:name="TableColumn0101" style:family="table-column">
      <style:table-column-properties style:column-width="1.562500in"/>
    </style:style>
    <style:style style:name="TableColumn0102" style:family="table-column">
      <style:table-column-properties style:column-width="2.541667in"/>
    </style:style>
    <style:style style:name="TableColumn0103" style:family="table-column">
      <style:table-column-properties style:column-width="1.427083in"/>
    </style:style>
    <style:style style:name="TableColumn0104" style:family="table-column">
      <style:table-column-properties style:column-width="1.500000in"/>
    </style:style>
    <style:style style:name="Table01" style:family="table">
      <style:table-properties style:width="7.500000in" fo:margin-left="-1.000000in" style:writing-mode="lr" table:align="left" style:may-break-between-rows="true"/>
    </style:style>
    <style:style style:name="TableRow0100" style:family="table-row">
      <style:table-row-properties style:min-row-height="0.416667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468750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 style:min-row-height="0.531250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 style:min-row-height="0.458333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Name:<text:s/></text:span><text:span text:style-name="T3">Najeeba Fathima.S</text:span></text:p>
      <text:p text:style-name="P1"><text:span text:style-name="T4">Address:<text:s/></text:span><text:span text:style-name="T5">132/10, Pallivasal street, Arikesavanallur, Trinelveli-627426</text:span></text:p>
      <text:p text:style-name="P1"><text:span text:style-name="T6">Mobile</text:span><text:span text:style-name="T7">:9994899736</text:span></text:p>
      <text:p text:style-name="P2"><text:span text:style-name="T8">E-mail id</text:span><text:span text:style-name="T9">:<text:s/></text:span><text:a xlink:href="mailto:najeebafathima114@gmail.com"><text:span text:style-name="T11">najeebafathima114@gmail.com</text:span></text:a><text:span text:style-name="T12"/></text:p>
      <text:p text:style-name="P3"><text:span text:style-name="T12"/></text:p>
      <text:p text:style-name="P3"><text:span text:style-name="T13">Career Objective:<text:s/></text:span><text:span text:style-name="T14">Seeking an entry-level position to begin my career in a high-level professional environment.</text:span></text:p>
      <text:p text:style-name="P3"><text:span text:style-name="T15"/></text:p>
      <text:p text:style-name="P3"><text:span text:style-name="T16">Educational Qualification:</text:span></text:p>
      <text:p text:style-name="P3"><text:span text:style-name="T1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5"><text:span text:style-name="T18">S.</text:span></text:p>
            <text:p text:style-name="P5"><text:span text:style-name="T18">No</text:span><text:span text:style-name="T19"/></text:p>
          </table:table-cell>
          <table:table-cell table:style-name="TableCell010001">
            <text:p text:style-name="P5"><text:span text:style-name="T20"><text:s text:c="2"/>Qualification</text:span><text:span text:style-name="T21"/></text:p>
          </table:table-cell>
          <table:table-cell table:style-name="TableCell010002">
            <text:p text:style-name="P5"><text:span text:style-name="T22"><text:s text:c="8"/>Name of Institution</text:span><text:span text:style-name="T23"/></text:p>
          </table:table-cell>
          <table:table-cell table:style-name="TableCell010003">
            <text:p text:style-name="P5"><text:span text:style-name="T24"><text:s text:c="4"/>Year of </text:span></text:p>
            <text:p text:style-name="P5"><text:span text:style-name="T24"><text:s text:c="4"/>Passing</text:span><text:span text:style-name="T25"/></text:p>
          </table:table-cell>
          <table:table-cell table:style-name="TableCell010004">
            <text:p text:style-name="P5"><text:span text:style-name="T26"><text:s text:c="3"/>Percentage/</text:span></text:p>
            <text:p text:style-name="P5"><text:span text:style-name="T26"><text:s text:c="6"/>CGPA</text:span><text:span text:style-name="T27"/></text:p>
          </table:table-cell>
        </table:table-row>
        <table:table-row table:style-name="TableRow0101">
          <table:table-cell table:style-name="TableCell010100">
            <text:p text:style-name="P8"><text:span text:style-name="T28">1</text:span><text:span text:style-name="T29"/></text:p>
          </table:table-cell>
          <table:table-cell table:style-name="TableCell010101">
            <text:p text:style-name="P8"><text:span text:style-name="T30">BSC</text:span><text:span text:style-name="T31"/></text:p>
          </table:table-cell>
          <table:table-cell table:style-name="TableCell010102">
            <text:p text:style-name="P8"><text:span text:style-name="T32">Annai Hajira Women’s College,</text:span></text:p>
            <text:p text:style-name="P8"><text:span text:style-name="T32">Melapalayam.</text:span><text:span text:style-name="T33"/></text:p>
          </table:table-cell>
          <table:table-cell table:style-name="TableCell010103">
            <text:p text:style-name="P8"><text:span text:style-name="T34"><text:s text:c="6"/>2023-Present</text:span><text:span text:style-name="T35"/></text:p>
          </table:table-cell>
          <table:table-cell table:style-name="TableCell010104">
            <text:p text:style-name="P8"><text:span text:style-name="T36"><text:s text:c="9"/></text:span><text:span text:style-name="T37">85%</text:span><text:span text:style-name="T38"/></text:p>
          </table:table-cell>
        </table:table-row>
        <table:table-row table:style-name="TableRow0102">
          <table:table-cell table:style-name="TableCell010200">
            <text:p text:style-name="P11"><text:span text:style-name="T39">2</text:span><text:span text:style-name="T40"/></text:p>
          </table:table-cell>
          <table:table-cell table:style-name="TableCell010201">
            <text:p text:style-name="P11"><text:span text:style-name="T41">HSC</text:span><text:span text:style-name="T42"/></text:p>
          </table:table-cell>
          <table:table-cell table:style-name="TableCell010202">
            <text:p text:style-name="P11"><text:span text:style-name="T43">Merit matric Hr. Sec School,</text:span></text:p>
            <text:p text:style-name="P11"><text:span text:style-name="T43">Ambassamudram.</text:span></text:p>
            <text:p text:style-name="P11"><text:span text:style-name="T44"/></text:p>
          </table:table-cell>
          <table:table-cell table:style-name="TableCell010203">
            <text:p text:style-name="P11"><text:span text:style-name="T45"><text:s text:c="6"/></text:span><text:span text:style-name="T46">2021</text:span><text:span text:style-name="T47"/></text:p>
          </table:table-cell>
          <table:table-cell table:style-name="TableCell010204">
            <text:p text:style-name="P11"><text:span text:style-name="T48"><text:s text:c="8"/></text:span><text:span text:style-name="T49"><text:s/>90%</text:span><text:span text:style-name="T50"/></text:p>
          </table:table-cell>
        </table:table-row>
        <table:table-row table:style-name="TableRow0103">
          <table:table-cell table:style-name="TableCell010300">
            <text:p text:style-name="P14"><text:span text:style-name="T51">3</text:span><text:span text:style-name="T52"/></text:p>
          </table:table-cell>
          <table:table-cell table:style-name="TableCell010301">
            <text:p text:style-name="P14"><text:span text:style-name="T53">SSLC</text:span><text:span text:style-name="T54"/></text:p>
          </table:table-cell>
          <table:table-cell table:style-name="TableCell010302">
            <text:p text:style-name="P14"><text:span text:style-name="T55">Merit matric Hr. Sec School,</text:span></text:p>
            <text:p text:style-name="P14"><text:span text:style-name="T55">Ambassamudram.</text:span></text:p>
            <text:p text:style-name="P14"><text:span text:style-name="T56"/></text:p>
          </table:table-cell>
          <table:table-cell table:style-name="TableCell010303">
            <text:p text:style-name="P14"><text:span text:style-name="T57"><text:s text:c="6"/></text:span><text:span text:style-name="T58">2019</text:span><text:span text:style-name="T59"/></text:p>
          </table:table-cell>
          <table:table-cell table:style-name="TableCell010304">
            <text:p text:style-name="P14"><text:span text:style-name="T60"><text:s text:c="8"/></text:span><text:span text:style-name="T61">82%</text:span><text:span text:style-name="T62"/></text:p>
          </table:table-cell>
        </table:table-row>
      </table:table>
      <text:p text:style-name="P16"><text:span text:style-name="T62"/></text:p>
      <text:p text:style-name="P16"><text:span text:style-name="T63">Technical Skills:</text:span></text:p>
      <text:list text:style-name="L17">
        <text:list-item>
          <text:p text:style-name="P17"><text:span text:style-name="T64">Office Suite: MS Office</text:span></text:p>
        </text:list-item>
        <text:list-item>
          <text:p text:style-name="P17"><text:span text:style-name="T64">Web Development</text:span></text:p>
        </text:list-item>
        <text:list-item>
          <text:p text:style-name="P17"><text:span text:style-name="T64">Coding in Python and C languages</text:span></text:p>
        </text:list-item>
      </text:list>
      <text:p text:style-name="P18"><text:span text:style-name="T65">Certificate Courses:</text:span></text:p>
      <text:list text:style-name="L19">
        <text:list-item>
          <text:p text:style-name="P19"><text:span text:style-name="T66">Certificate in Food Chemistry, July-May 2022, Annai Hajira Women’s College, Melapalayam.</text:span></text:p>
        </text:list-item>
      </text:list>
      <text:p text:style-name="P20"><text:span text:style-name="T67">Internship Details:</text:span></text:p>
      <text:list text:style-name="L21">
        <text:list-item>
          <text:p text:style-name="P21"><text:span text:style-name="T68">Completed one week internship on Python using Machine Learning conducted by ATS, (April 20-24,2023).</text:span></text:p>
        </text:list-item>
      </text:list>
      <text:p text:style-name="P22"><text:span text:style-name="T69">Seminars/ Webinars:</text:span></text:p>
      <text:list text:style-name="L23">
        <text:list-item>
          <text:p text:style-name="P23"><text:span text:style-name="T70">Did a seminar on the topic ‘Serial In Serial Out (SISO) Shift Register’ at college. (2022)</text:span></text:p>
        </text:list-item>
        <text:list-item>
          <text:p text:style-name="P23"><text:span text:style-name="T70">Did a seminar on the topic ‘Service Orientation Architecture (SOA)’ at college. (2023)</text:span></text:p>
        </text:list-item>
        <text:list-item>
          <text:p text:style-name="P23"><text:span text:style-name="T70">Attended a 70-day webinar conducted by virutcham channel on the topic ‘Multidisciplinary Prespective on Pathinen Keelkanakku’ in youtube. </text:span></text:p>
        </text:list-item>
      </text:list>
      <text:p text:style-name="P24"><text:span text:style-name="T71">Workshop:</text:span></text:p>
      <text:list text:style-name="L25">
        <text:list-item>
          <text:p text:style-name="P25"><text:span text:style-name="T72">Participated in one day workshop on ‘Filmora’ conducted by ATS on 24</text:span><text:span text:style-name="T73">th</text:span><text:span text:style-name="T74"><text:s/>January 2023.</text:span></text:p>
        </text:list-item>
      </text:list>
      <text:p text:style-name="P26"><text:span text:style-name="T75">Extra-Curricular Activities:</text:span></text:p>
      <text:list text:style-name="L27">
        <text:list-item>
          <text:p text:style-name="P27"><text:span text:style-name="T76">Participated in a shotput throw competition and won 2</text:span><text:span text:style-name="T77">nd</text:span><text:span text:style-name="T78"><text:s/>place at St. John’s Hr. Sec School, Veeravanallur. </text:span></text:p>
        </text:list-item>
        <text:list-item>
          <text:p text:style-name="P27"><text:span text:style-name="T78">Participated in a drawing competition and won 2</text:span><text:span text:style-name="T79">nd</text:span><text:span text:style-name="T80"><text:s/>place at Merit Matric Hr. Sec School, Ambasamudram.</text:span></text:p>
        </text:list-item>
      </text:list>
      <text:p text:style-name="P28"><text:span text:style-name="T81">Achievements:</text:span></text:p>
      <text:list text:style-name="L29">
        <text:list-item>
          <text:p text:style-name="P29"><text:span text:style-name="T82">Passed ‘Prathamic’ examination in first class with 72%. (2014)</text:span></text:p>
        </text:list-item>
        <text:list-item>
          <text:p text:style-name="P29"><text:span text:style-name="T82">Secured 13</text:span><text:span text:style-name="T83">th</text:span><text:span text:style-name="T84"><text:s/>place in Tamilnadu State Level English Proficiency Test conducted by Bharat Institute of English, Kalakad.(2018)</text:span></text:p>
        </text:list-item>
      </text:list>
      <text:p text:style-name="P30"><text:span text:style-name="T85">Hobbies:</text:span></text:p>
      <text:list text:style-name="L31">
        <text:list-item>
          <text:p text:style-name="P31"><text:span text:style-name="T86">Reading Religious Book, Art from Watse, Gardening.</text:span></text:p>
        </text:list-item>
      </text:list>
      <text:p text:style-name="P32"><text:span text:style-name="T87">Personal Strength:</text:span></text:p>
      <text:list text:style-name="L33">
        <text:list-item>
          <text:p text:style-name="P33"><text:span text:style-name="T88">Time Management</text:span></text:p>
        </text:list-item>
        <text:list-item>
          <text:p text:style-name="P33"><text:span text:style-name="T88">Active Listening</text:span></text:p>
        </text:list-item>
        <text:list-item>
          <text:p text:style-name="P33"><text:span text:style-name="T88">Honesty</text:span></text:p>
        </text:list-item>
        <text:list-item>
          <text:p text:style-name="P33"><text:span text:style-name="T88">Responsibility</text:span></text:p>
        </text:list-item>
      </text:list>
      <text:p text:style-name="P34"><text:span text:style-name="T89">Language Known:</text:span></text:p>
      <text:p text:style-name="P34"><text:span text:style-name="T90">Speak: Tamil, English.</text:span></text:p>
      <text:p text:style-name="P34"><text:span text:style-name="T90">Read and Write: Tamil, English, Hindi.</text:span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1"/></text:p>
      <text:p text:style-name="P34"><text:span text:style-name="T92">Date:<text:s/></text:span><text:span text:style-name="T93">25</text:span><text:span text:style-name="T94">th</text:span><text:span text:style-name="T95"><text:s/>October 2023</text:span></text:p>
      <text:p text:style-name="P34"><text:span text:style-name="T96">Place:</text:span><text:span text:style-name="T97"><text:s/>Tirunelveli.<text:s text:c="72"/></text:span><text:span text:style-name="T98">S. NAJEEBA FATHIMA</text:span><text:span text:style-name="T99"/></text:p>
      <text:p text:style-name="P35"><text:span text:style-name="T99"/></text:p>
      <text:p text:style-name="P36"><text:span text:style-name="T99"/></text:p>
      <text:p text:style-name="P37"><text:span text:style-name="T99"/></text:p>
      <text:p text:style-name="P38"><text:span text:style-name="T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